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118in"/>
      <style:text-properties style:font-name="Times New Roman" fo:color="#000000" fo:background-color="#FFFFFF"/>
    </style:style>
    <style:style style:name="P2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3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4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5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6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7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8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9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10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11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12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13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14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15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16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17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18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19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20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21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22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23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24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25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26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27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28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29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30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31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32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33" style:parent-style-name="Standard" style:family="paragraph">
      <style:paragraph-properties style:line-height-at-least="0.118in"/>
      <style:text-properties style:font-name="Times New Roman" fo:font-style="italic" style:font-style-asian="italic" style:font-style-complex="italic" fo:color="#000000" fo:background-color="#FFFFFF"/>
    </style:style>
    <style:style style:name="P34" style:parent-style-name="Standard" style:family="paragraph">
      <style:paragraph-properties style:line-height-at-least="0.118in"/>
    </style:style>
    <style:style style:name="T35" style:parent-style-name="DefaultParagraphFont" style:family="text">
      <style:text-properties style:font-name="Times New Roman" fo:font-style="italic" style:font-style-asian="italic" style:font-style-complex="italic" fo:color="#000000" fo:background-color="#FFFFFF"/>
    </style:style>
  </office:automatic-styles>
  <office:body>
    <office:text text:use-soft-page-breaks="true">
      <text:p text:style-name="P1">#include &lt;iostream&gt;<text:line-break/>using namespace std;<text:line-break/>struct node<text:line-break/>{<text:line-break/><text:s text:c="4"/>struct node *left;<text:line-break/><text:s text:c="4"/>struct node *right;<text:line-break/><text:s text:c="4"/>int data;<text:line-break/><text:s text:c="4"/>int lth;<text:line-break/><text:s text:c="4"/>int rth;<text:line-break/>};<text:line-break/>class tbtree<text:line-break/>{<text:line-break/>public:<text:line-break/>struct node *head;<text:line-break/>struct node *dummy;<text:line-break/>struct node *New;<text:line-break/><text:s text:c="4"/>struct node *makenode(int key);<text:line-break/><text:s text:c="4"/>void insert(node* head,node* New);<text:line-break/><text:s text:c="4"/>void displayin(node *temp,node *dummy);<text:line-break/><text:s text:c="4"/>void displaypre(node *temp,node *dummy);<text:line-break/>};<text:line-break/>struct node *tbtree::makenode(int key)<text:line-break/>{<text:line-break/><text:s text:c="4"/>struct node *p;<text:line-break/><text:s text:c="4"/>p = new node;<text:line-break/><text:s text:c="4"/>p-&gt;left = NULL;<text:line-break/><text:s text:c="4"/>p-&gt;right = NULL;<text:line-break/><text:s text:c="4"/>p-&gt;lth = 0;<text:line-break/><text:s text:c="4"/>p-&gt;rth = 0;<text:line-break/><text:s text:c="4"/>p-&gt;data = key;<text:line-break/><text:s text:c="8"/>return p;<text:line-break/>}<text:line-break/>void tbtree::insert(node* head,node* New)<text:line-break/>{<text:line-break/><text:s text:c="4"/>if(head==NULL){dummy=makenode(-999);}<text:line-break/><text:s text:c="8"/>if(New-&gt;data&lt;head-&gt;data){<text:line-break/><text:s text:c="12"/>if(head-&gt;lth==0){<text:line-break/><text:s text:c="16"/>New-&gt;left=head-&gt;left;<text:line-break/><text:s text:c="16"/>New-&gt;right=head;<text:line-break/><text:s text:c="16"/>head-&gt;left=New;<text:line-break/><text:s text:c="16"/>head-&gt;lth=1;<text:line-break/><text:s text:c="12"/>}<text:line-break/><text:s text:c="12"/>else{<text:line-break/><text:s text:c="16"/>insert(head-&gt;left,New);<text:line-break/><text:s text:c="12"/>}<text:line-break/><text:s text:c="8"/>}<text:line-break/><text:s text:c="8"/>else if(New-&gt;data&gt;head-&gt;data){<text:line-break/><text:s text:c="12"/>if(head-&gt;rth==0){<text:line-break/><text:s text:c="16"/>New-&gt;right=head-&gt;right;<text:line-break/><text:soft-page-break/><text:s text:c="16"/>New-&gt;left=head;<text:line-break/><text:s text:c="16"/>head-&gt;right=New;<text:line-break/><text:s text:c="16"/>head-&gt;rth=1;<text:line-break/><text:s text:c="12"/>}<text:line-break/><text:s text:c="12"/>else{<text:line-break/><text:s text:c="16"/>insert(head-&gt;right,New);<text:line-break/><text:s text:c="12"/>}<text:line-break/><text:s text:c="8"/>}<text:line-break/>}<text:line-break/>void tbtree::displayin(node *head,node *dummy)<text:line-break/>{<text:line-break/><text:s text:c="4"/>while(head!=dummy &amp;&amp; head)<text:line-break/><text:s text:c="4"/>{<text:line-break/><text:s text:c="8"/>while(head-&gt;lth==1)<text:line-break/><text:s text:c="8"/>{<text:line-break/><text:s text:c="12"/>head=head-&gt;left;<text:line-break/><text:s text:c="8"/>}<text:line-break/><text:s text:c="8"/>cout&lt;&lt;head-&gt;data&lt;&lt;endl;<text:line-break/><text:s text:c="8"/>while(head-&gt;rth==0)<text:line-break/><text:s text:c="8"/>{<text:line-break/><text:s text:c="12"/>head = head-&gt;right;<text:line-break/><text:s text:c="12"/>if(head==NULL)<text:line-break/><text:s text:c="16"/>return;<text:line-break/><text:s text:c="12"/>cout&lt;&lt;head-&gt;data&lt;&lt;endl;<text:line-break/><text:s text:c="8"/>}<text:line-break/><text:s text:c="8"/>head = head-&gt;right;<text:line-break/><text:s text:c="4"/>}<text:line-break/>}<text:line-break/>void tbtree::displaypre(node *temp,node *dummy)<text:line-break/>{<text:line-break/><text:s text:c="4"/>bool flag =false;<text:line-break/><text:s text:c="4"/>while(temp!=dummy&amp;&amp; temp)<text:line-break/><text:s text:c="4"/>{<text:line-break/><text:s text:c="8"/>if(!flag)<text:line-break/><text:s text:c="11"/>cout&lt;&lt;temp-&gt;data&lt;&lt;endl;<text:line-break/><text:s text:c="8"/>if((temp-&gt;lth==1)&amp;&amp;(!flag)){<text:line-break/><text:s text:c="12"/>temp=temp-&gt;left;<text:line-break/><text:s text:c="8"/>}<text:line-break/><text:s text:c="8"/>else{<text:line-break/><text:s text:c="12"/>while(1){<text:line-break/><text:s text:c="16"/>if(temp-&gt;rth==1){<text:line-break/><text:s text:c="20"/>flag=false;<text:line-break/><text:s text:c="20"/>temp=temp-&gt;right;<text:line-break/><text:s text:c="20"/>break;<text:line-break/><text:s text:c="16"/>}<text:line-break/><text:s text:c="16"/>else{<text:line-break/><text:s text:c="20"/>if(temp!=NULL){<text:line-break/><text:s text:c="24"/>flag=true;<text:line-break/><text:s text:c="24"/>temp=temp-&gt;right;<text:line-break/><text:soft-page-break/><text:s text:c="24"/>break;<text:line-break/><text:s text:c="20"/>}<text:line-break/><text:s text:c="16"/>}<text:line-break/><text:s text:c="12"/>}<text:line-break/><text:s text:c="8"/>}<text:line-break/><text:s text:c="4"/>}<text:line-break/>}<text:line-break/>int main()<text:line-break/>{<text:line-break/><text:s text:c="4"/>tbtree t;<text:line-break/><text:s text:c="4"/>int a,b,v;<text:line-break/><text:s text:c="4"/>cout&lt;&lt;"Enter the root value : ";<text:line-break/><text:s text:c="4"/>cin&gt;&gt;a;<text:line-break/><text:s text:c="4"/>t.head=t.makenode(a);<text:line-break/><text:s text:c="4"/>cout &lt;&lt; "Enter of How many elements do u want a tree : ";<text:line-break/><text:s text:c="4"/>int c;<text:line-break/><text:s text:c="4"/>cin &gt;&gt; c;<text:line-break/><text:s text:c="4"/>for (int i = 0; i &lt; c; i++)<text:line-break/><text:s text:c="4"/>{<text:line-break/><text:s text:c="8"/>cout &lt;&lt; "Elements : "&lt;&lt;i+1&lt;&lt;" : ";<text:line-break/><text:s text:c="8"/>cin&gt;&gt;v;<text:line-break/><text:s text:c="8"/>t.New=t.makenode(v);<text:line-break/><text:s text:c="8"/>t.insert(t.head,t.New);<text:line-break/><text:s text:c="4"/>}<text:line-break/><text:s text:c="4"/>bool res=true;<text:line-break/><text:s text:c="4"/>while(res){<text:line-break/><text:s text:c="8"/>cout &lt;&lt; "Choose Your Traversal :" &lt;&lt; endl;<text:line-break/><text:s text:c="8"/>cout &lt;&lt; "1]Inorder Traversal:" &lt;&lt; endl;<text:line-break/><text:s text:c="8"/>cout &lt;&lt; "2]Preorder Traversal" &lt;&lt; endl;<text:line-break/><text:s text:c="8"/>cout &lt;&lt; "3]Exit" &lt;&lt; endl;<text:line-break/><text:s text:c="8"/>cout&lt;&lt;"Enter the choice : ";<text:line-break/><text:s text:c="8"/>cin&gt;&gt;b;<text:line-break/><text:s text:c="8"/>switch(b){<text:line-break/><text:s text:c="12"/>case 1:<text:line-break/><text:s text:c="15"/>cout&lt;&lt;"Inorder Transveral : "&lt;&lt;endl;<text:line-break/><text:s text:c="15"/>t.displayin(t.head,t.dummy);<text:line-break/><text:s text:c="15"/>break;<text:line-break/><text:s text:c="12"/>case 2:<text:line-break/><text:s text:c="12"/>cout&lt;&lt;"Preorder Transveral : "&lt;&lt;endl;<text:line-break/><text:s text:c="15"/>t.displaypre(t.head,t.dummy);<text:line-break/><text:s text:c="15"/>break;<text:line-break/><text:s text:c="12"/>case 3:<text:line-break/><text:s text:c="15"/>cout&lt;&lt;"Thank You"&lt;&lt;endl;<text:line-break/><text:s text:c="15"/>res=false;<text:line-break/><text:s text:c="15"/>break;<text:line-break/><text:s text:c="12"/>default:<text:line-break/><text:s text:c="15"/>cout&lt;&lt;"INVALID CHOICE"&lt;&lt;endl;<text:line-break/><text:s text:c="15"/>break;<text:line-break/><text:s text:c="8"/>}<text:line-break/><text:soft-page-break/><text:s text:c="4"/>}<text:line-break/><text:s text:c="4"/>return 0;<text:line-break/>}</text:p>
      <text:p text:style-name="P2">/*Output :</text:p>
      <text:p text:style-name="P3">Enter the root value : 2</text:p>
      <text:p text:style-name="P4">Enter of How many elements do u want a tree : 3</text:p>
      <text:p text:style-name="P5">Elements : 1 : 1</text:p>
      <text:p text:style-name="P6">Elements : 2 : 4</text:p>
      <text:p text:style-name="P7">Elements : 3 : 55# #</text:p>
      <text:p text:style-name="P8">Choose Your Traversal :</text:p>
      <text:p text:style-name="P9">1]Inorder Traversal:</text:p>
      <text:p text:style-name="P10">2]Preorder Traversal</text:p>
      <text:p text:style-name="P11">3]Exit</text:p>
      <text:p text:style-name="P12">Enter the choice : 1</text:p>
      <text:p text:style-name="P13">Inorder Transveral :</text:p>
      <text:p text:style-name="P14">1</text:p>
      <text:p text:style-name="P15">2</text:p>
      <text:p text:style-name="P16">4</text:p>
      <text:p text:style-name="P17">5</text:p>
      <text:p text:style-name="P18">Choose Your Traversal :</text:p>
      <text:p text:style-name="P19">1]Inorder Traversal:</text:p>
      <text:p text:style-name="P20">2]Preorder Traversal</text:p>
      <text:p text:style-name="P21">3]Exit</text:p>
      <text:p text:style-name="P22">Enter the choice : 2</text:p>
      <text:p text:style-name="P23">Preorder Transveral :</text:p>
      <text:p text:style-name="P24">2</text:p>
      <text:p text:style-name="P25">1</text:p>
      <text:p text:style-name="P26">4</text:p>
      <text:p text:style-name="P27">5</text:p>
      <text:p text:style-name="P28">Choose Your Traversal :</text:p>
      <text:p text:style-name="P29">1]Inorder Traversal:</text:p>
      <text:p text:style-name="P30">2]Preorder Traversal</text:p>
      <text:p text:style-name="P31">3]Exit</text:p>
      <text:p text:style-name="P32">Enter the choice : 3</text:p>
      <text:p text:style-name="P33">Thank You</text:p>
      <text:p text:style-name="P34"><text:span text:style-name="T35">*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yoti Jadhav</dc:creator>
    <meta:creation-date>2022-09-20T00:17:00Z</meta:creation-date>
    <dc:date>2023-11-08T05:19:00Z</dc:date>
    <meta:template xlink:href="Normal" xlink:type="simple"/>
    <meta:editing-cycles>8</meta:editing-cycles>
    <meta:editing-duration>PT1500S</meta:editing-duration>
    <meta:document-statistic meta:page-count="4" meta:paragraph-count="7" meta:word-count="592" meta:character-count="3966" meta:row-count="28" meta:non-whitespace-character-count="3381"/>
  </office:meta>
</office:document-meta>
</file>